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5.408cm" fo:margin-left="-0.203cm" style:page-number="auto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2.457cm"/>
    </style:style>
    <style:style style:name="Tabela1.C" style:family="table-column">
      <style:table-column-properties style:column-width="3.522cm"/>
    </style:style>
    <style:style style:name="Tabela1.D" style:family="table-column">
      <style:table-column-properties style:column-width="1.669cm"/>
    </style:style>
    <style:style style:name="Tabela1.E" style:family="table-column">
      <style:table-column-properties style:column-width="3.565cm"/>
    </style:style>
    <style:style style:name="Tabela1.F" style:family="table-column">
      <style:table-column-properties style:column-width="1.69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9e3a38" fo:padding-left="0.191cm" fo:padding-right="0.191cm" fo:padding-top="0cm" fo:padding-bottom="0cm" fo:border-left="none" fo:border-right="none" fo:border-top="none" fo:border-bottom="0.75pt solid #ffffff" style:writing-mode="lr-tb">
        <style:background-image/>
      </style:table-cell-properties>
    </style:style>
    <style:style style:name="Tabela1.A2" style:family="table-cell">
      <style:table-cell-properties style:vertical-align="top" fo:background-color="#cccccc" fo:padding-left="0.191cm" fo:padding-right="0.191cm" fo:padding-top="0cm" fo:padding-bottom="0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ela1.F2" style:family="table-cell">
      <style:table-cell-properties style:vertical-align="top" fo:background-color="#cccccc" fo:padding-left="0.191cm" fo:padding-right="0.191cm" fo:padding-top="0cm" fo:padding-bottom="0cm" fo:border="0.75pt solid #ffffff" style:writing-mode="lr-tb">
        <style:background-image/>
      </style:table-cell-properties>
    </style:style>
    <style:style style:name="Tabela1.A3" style:family="table-cell">
      <style:table-cell-properties style:vertical-align="top" fo:background-color="#e6e6e6" fo:padding-left="0.191cm" fo:padding-right="0.191cm" fo:padding-top="0cm" fo:padding-bottom="0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ela1.B3" style:family="table-cell">
      <style:table-cell-properties style:vertical-align="top" fo:background-color="#e6e6e6" fo:padding-left="0.191cm" fo:padding-right="0.191cm" fo:padding-top="0cm" fo:padding-bottom="0cm" fo:border="0.75pt solid #ffffff" style:writing-mode="lr-tb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0cac76" officeooo:paragraph-rsid="000cac76"/>
    </style:style>
    <style:style style:name="P2" style:family="paragraph" style:parent-style-name="Table_20_Contents">
      <style:paragraph-properties fo:text-align="center" style:justify-single-word="false"/>
      <style:text-properties officeooo:rsid="000d7123" officeooo:paragraph-rsid="000d7123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color="#000000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000000" fo:font-weight="bold" style:font-weight-asian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fo:color="#000000" officeooo:rsid="000cac76" officeooo:paragraph-rsid="000cac76"/>
    </style:style>
    <style:style style:name="P9" style:family="paragraph" style:parent-style-name="Standard">
      <style:paragraph-properties fo:margin-left="0.614cm" fo:margin-right="0cm" fo:text-indent="0cm" style:auto-text-indent="false"/>
    </style:style>
    <style:style style:name="P10" style:family="paragraph" style:parent-style-name="Standard">
      <style:paragraph-properties fo:margin-left="0.614cm" fo:margin-right="0cm" fo:text-indent="0cm" style:auto-text-indent="false"/>
      <style:text-properties officeooo:paragraph-rsid="001085c9"/>
    </style:style>
    <style:style style:name="P11" style:family="paragraph" style:parent-style-name="List_20_Paragraph" style:list-style-name="WW8Num3">
      <style:text-properties fo:font-weight="bold" officeooo:paragraph-rsid="001085c9" style:font-weight-asian="bold"/>
    </style:style>
    <style:style style:name="P12" style:family="paragraph" style:parent-style-name="List_20_Paragraph" style:list-style-name="WW8Num5">
      <style:paragraph-properties fo:margin-top="0cm" fo:margin-bottom="0cm" style:contextual-spacing="true" fo:line-height="100%"/>
      <style:text-properties fo:color="#000000" officeooo:paragraph-rsid="000cac76"/>
    </style:style>
    <style:style style:name="P13" style:family="paragraph" style:parent-style-name="List_20_Paragraph" style:list-style-name="WW8Num5">
      <style:paragraph-properties fo:margin-top="0cm" fo:margin-bottom="0cm" style:contextual-spacing="true" fo:line-height="100%"/>
      <style:text-properties fo:color="#000000" officeooo:rsid="000cac76" officeooo:paragraph-rsid="000cac76"/>
    </style:style>
    <style:style style:name="P14" style:family="paragraph" style:parent-style-name="List_20_Paragraph" style:list-style-name="WW8Num1">
      <style:paragraph-properties fo:margin-top="0cm" fo:margin-bottom="0cm" style:contextual-spacing="true" fo:line-height="100%"/>
      <style:text-properties fo:color="#000000" officeooo:rsid="001085c9" officeooo:paragraph-rsid="001085c9"/>
    </style:style>
    <style:style style:name="P15" style:family="paragraph" style:parent-style-name="List_20_Paragraph" style:list-style-name="WW8Num5">
      <style:paragraph-properties fo:margin-top="0cm" fo:margin-bottom="0cm" style:contextual-spacing="true" fo:line-height="100%"/>
    </style:style>
    <style:style style:name="P16" style:family="paragraph" style:parent-style-name="List_20_Paragraph" style:list-style-name="WW8Num5">
      <style:paragraph-properties fo:margin-top="0cm" fo:margin-bottom="0cm" style:contextual-spacing="true" fo:line-height="100%"/>
      <style:text-properties officeooo:paragraph-rsid="000cac76"/>
    </style:style>
    <style:style style:name="P17" style:family="paragraph" style:parent-style-name="List_20_Paragraph" style:list-style-name="WW8Num5">
      <style:paragraph-properties fo:margin-top="0cm" fo:margin-bottom="0cm" style:contextual-spacing="true" fo:line-height="100%"/>
      <style:text-properties officeooo:rsid="000d7123" officeooo:paragraph-rsid="000d7123"/>
    </style:style>
    <style:style style:name="T1" style:family="text">
      <style:text-properties officeooo:rsid="001085c9"/>
    </style:style>
    <style:style style:name="T2" style:family="text">
      <style:text-properties fo:color="#000000"/>
    </style:style>
    <style:style style:name="T3" style:family="text">
      <style:text-properties fo:color="#000000" officeooo:rsid="000cac76"/>
    </style:style>
    <style:style style:name="T4" style:family="text">
      <style:text-properties fo:color="#000000" officeooo:rsid="000e1fc0"/>
    </style:style>
    <style:style style:name="T5" style:family="text">
      <style:text-properties fo:color="#000000" officeooo:rsid="001085c9"/>
    </style:style>
    <style:style style:name="T6" style:family="text">
      <style:text-properties officeooo:rsid="000cac76"/>
    </style:style>
    <style:style style:name="T7" style:family="text">
      <style:text-properties officeooo:rsid="000d7123"/>
    </style:style>
    <style:style style:name="T8" style:family="text">
      <style:text-properties officeooo:rsid="000e1fc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1d431"/>
    </style:style>
    <style:style style:name="T11" style:family="text">
      <style:text-properties officeooo:rsid="0012a9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columns-spanned="6" office:value-type="string">
            <text:p text:style-name="P4">ATA DE REUNIÃO – <text:span text:style-name="T6">SPRINT 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5">Data </text:p>
          </table:table-cell>
          <table:table-cell table:style-name="Tabela1.A2" office:value-type="string">
            <text:p text:style-name="P7"><text:span text:style-name="T1">08</text:span>/<text:span text:style-name="T6">02</text:span>/<text:span text:style-name="T6">2016</text:span></text:p>
          </table:table-cell>
          <table:table-cell table:style-name="Tabela1.A2" office:value-type="string">
            <text:p text:style-name="P6">Horário de Início</text:p>
          </table:table-cell>
          <table:table-cell table:style-name="Tabela1.A2" office:value-type="string">
            <text:p text:style-name="P7"><text:span text:style-name="T1">19</text:span>:<text:span text:style-name="T6">00</text:span></text:p>
          </table:table-cell>
          <table:table-cell table:style-name="Tabela1.A2" office:value-type="string">
            <text:p text:style-name="P6">Horário de Término</text:p>
          </table:table-cell>
          <table:table-cell table:style-name="Tabela1.F2" office:value-type="string">
            <text:p text:style-name="P7"><text:span text:style-name="T1">22</text:span>:<text:span text:style-name="T6">00</text:span></text:p>
          </table:table-cell>
        </table:table-row>
        <table:table-row table:style-name="Tabela1.1">
          <table:table-cell table:style-name="Tabela1.A3" office:value-type="string">
            <text:p text:style-name="P5">Local</text:p>
          </table:table-cell>
          <table:table-cell table:style-name="Tabela1.B3" table:number-columns-spanned="5" office:value-type="string">
            <text:p text:style-name="P8">Instituto de Informática – UFG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5">Participantes</text:p>
          </table:table-cell>
          <table:table-cell table:style-name="Tabela1.F2" table:number-columns-spanned="5" office:value-type="string">
            <text:list xml:id="list2081051943311241324" text:style-name="WW8Num5">
              <text:list-item>
                <text:p text:style-name="P12"><text:span text:style-name="T6">Pedro Victor</text:span> – <text:span text:style-name="T6">Development Team</text:span></text:p>
              </text:list-item>
              <text:list-item>
                <text:p text:style-name="P15"><text:span text:style-name="T3">Guilherme Caixeta</text:span><text:span text:style-name="T2"> – </text:span><text:span text:style-name="T3">Scrum Master e Product Owner</text:span></text:p>
              </text:list-item>
              <text:list-item>
                <text:p text:style-name="P16"><text:span text:style-name="T3">João Henrique</text:span><text:span text:style-name="T2"> – </text:span><text:span text:style-name="T3">Development Team</text:span></text:p>
              </text:list-item>
              <text:list-item>
                <text:p text:style-name="P13">Lucas Vinicios – Development Team</text:p>
              </text:list-item>
              <text:list-item>
                <text:p text:style-name="P17"><text:span text:style-name="T2">Gabriel Barbosa – </text:span><text:span text:style-name="T3">Development Team </text:span><text:span text:style-name="T2">e </text:span><text:span text:style-name="T3">Product Owner</text:span></text:p>
              </text:list-item>
              <text:list-item>
                <text:p text:style-name="P17"><text:span text:style-name="T3">I</text:span><text:span text:style-name="T2">gor Queiroz – </text:span><text:span text:style-name="T3">Development Team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5">Pauta</text:p>
          </table:table-cell>
          <table:table-cell table:style-name="Tabela1.B3" table:number-columns-spanned="5" office:value-type="string">
            <text:list xml:id="list8951036939094798618" text:style-name="WW8Num1">
              <text:list-item>
                <text:p text:style-name="P14"><text:span text:style-name="T10">Esclarecimentos</text:span> sobre o Projeto</text:p>
              </text:list-item>
              <text:list-item>
                <text:p text:style-name="P14">Finalizando dúvidas sobre as datas</text:p>
              </text:list-item>
              <text:list-item>
                <text:p text:style-name="P14">Melhorias e Correções nos Documento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list xml:id="list6562281881951181289" text:style-name="WW8Num3">
        <text:list-item>
          <text:p text:style-name="P11">Discussões do assunto “<text:span text:style-name="T10">Esclarecimentos</text:span><text:span text:style-name="T5"> sobre o Projeto</text:span><text:span text:style-name="T4">”</text:span></text:p>
        </text:list-item>
      </text:list>
      <text:p text:style-name="P9"><text:span text:style-name="T9">Decisão</text:span>: <text:span text:style-name="T7">Foi feita uma análise sobre o nosso produto, SisComp, e detalhado para todos o documento de requisitos que foi pego da Disciplina da Professora Taciana, para quem não estava no grupo de Requisitos.</text:span></text:p>
      <text:p text:style-name="P9"><text:span text:style-name="T9">Compromissos</text:span>: <text:span text:style-name="T8">A Equipe se comprometeu a ler o Documento de Requisitos e dar sugestões de como melhorar tal documento.</text:span></text:p>
      <text:p text:style-name="Standard"/>
      <text:list xml:id="list145258490166160" text:continue-numbering="true" text:style-name="WW8Num3">
        <text:list-item>
          <text:p text:style-name="P11">Discussões do assunto “<text:span text:style-name="T5">Finalizando dúvidas sobre as datas</text:span><text:span text:style-name="T4">”</text:span></text:p>
        </text:list-item>
      </text:list>
      <text:p text:style-name="P9"><text:span text:style-name="T9">Decisão</text:span>: <text:span text:style-name="T1">Foi discutida a disponibilidade de cada componente do grupo para o “Commit”.</text:span></text:p>
      <text:p text:style-name="P9"><text:span text:style-name="T9">Compromissos</text:span>: <text:span text:style-name="T8">A Equipe se comprometeu a cumprir as datas de entrega decididas na reunião e nos momentos em que fosse impossível o envio o prazo se estenderia por algumas horas.</text:span></text:p>
      <text:p text:style-name="Standard"/>
      <text:list xml:id="list145258498189184" text:continue-numbering="true" text:style-name="WW8Num3">
        <text:list-item>
          <text:p text:style-name="P11">Discussões do assunto “<text:span text:style-name="T5">Melhorias e Correções nos Documentos</text:span><text:span text:style-name="T4">”</text:span></text:p>
        </text:list-item>
      </text:list>
      <text:p text:style-name="P9"><text:span text:style-name="T9">Decisão</text:span>: <text:span text:style-name="T7">Cada componente da equipe verificou seus respectivos documentos e mostrou para a Equipe o que estava faltando de informação importante antes de preenchê-lo.</text:span></text:p>
      <text:p text:style-name="P10"><text:span text:style-name="T9">Compromissos</text:span>: <text:span text:style-name="T8">Cada integrante ficou de preencher seus documentos com as informações sobre o produto SisComp, mostrando sempre para a equipe, se algum artefato novo foi adicionado, fora dos decididos anteriorment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B" style:family="table-column">
      <style:table-column-properties style:column-width="7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0cac76" officeooo:paragraph-rsid="000cac76"/>
    </style:style>
    <style:style style:name="MP2" style:family="paragraph" style:parent-style-name="Table_20_Contents">
      <style:paragraph-properties fo:text-align="center" style:justify-single-word="false"/>
      <style:text-properties officeooo:rsid="000d7123" officeooo:paragraph-rsid="000d7123"/>
    </style:style>
    <style:style style:name="MP3" style:family="paragraph" style:parent-style-name="Header">
      <style:paragraph-properties fo:text-align="center" style:justify-single-word="false"/>
    </style:style>
    <style:style style:name="MT1" style:family="text">
      <style:text-properties officeooo:rsid="0012a926"/>
    </style:style>
    <style:style style:name="MT2" style:family="text">
      <style:text-properties officeooo:rsid="001085c9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Ata de Reunião <text:span text:style-name="MT1">2</text:span> – SisComp</text:p>
            </table:table-cell>
            <table:table-cell table:style-name="Tabela2.B1" office:value-type="string">
              <text:p text:style-name="MP1">Responsável: Pedro Victor</text:p>
            </table:table-cell>
          </table:table-row>
          <table:table-row>
            <table:table-cell table:style-name="Tabela2.A2" office:value-type="string">
              <text:p text:style-name="MP1">Organização: Team</text:p>
            </table:table-cell>
            <table:table-cell table:style-name="Tabela2.B2" office:value-type="string">
              <text:p text:style-name="MP2">Data: <text:span text:style-name="MT2">09</text:span>/0<text:span text:style-name="MT2">2</text:span>/2016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DD</meta:initial-creator>
    <meta:creation-date>2011-09-27T16:29:00</meta:creation-date>
    <dc:date>2016-02-14T14:52:58.050000000</dc:date>
    <meta:editing-cycles>6</meta:editing-cycles>
    <meta:editing-duration>PT1M42S</meta:editing-duration>
    <meta:generator>LibreOffice/4.2.2.1$Windows_x86 LibreOffice_project/3be8cda0bddd8e430d8cda1ebfd581265cca5a0f</meta:generator>
    <meta:document-statistic meta:table-count="2" meta:image-count="0" meta:object-count="0" meta:page-count="1" meta:paragraph-count="33" meta:word-count="263" meta:character-count="1701" meta:non-whitespace-character-count="1473"/>
  </office:meta>
</office:document-meta>
</file>